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344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2.9cm"/>
    </style:style>
    <style:style style:name="co4" style:family="table-column">
      <style:table-column-properties fo:break-before="auto" style:column-width="1.154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7.696cm"/>
    </style:style>
    <style:style style:name="co7" style:family="table-column">
      <style:table-column-properties fo:break-before="auto" style:column-width="3.2cm"/>
    </style:style>
    <style:style style:name="co8" style:family="table-column">
      <style:table-column-properties fo:break-before="auto" style:column-width="2.039cm"/>
    </style:style>
    <style:style style:name="co9" style:family="table-column">
      <style:table-column-properties fo:break-before="auto" style:column-width="2.824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6.36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Arial1" style:font-name-complex="Arial1"/>
    </style:style>
    <style:style style:name="ce3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Doovos IDX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>
            <text:p>Native perf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version</text:p>
          </table:table-cell>
          <table:table-cell table:style-name="ce1" office:value-type="string">
            <text:p>arch</text:p>
          </table:table-cell>
          <table:table-cell table:style-name="ce1" office:value-type="string">
            <text:p>sites</text:p>
          </table:table-cell>
          <table:table-cell table:style-name="ce1" office:value-type="string">
            <text:p>options</text:p>
          </table:table-cell>
          <table:table-cell table:style-name="ce1" office:value-type="string">
            <text:p>full name</text:p>
          </table:table-cell>
          <table:table-cell table:style-name="ce1" office:value-type="string">
            <text:p>hotspot/current</text:p>
          </table:table-cell>
          <table:table-cell table:style-name="ce1" office:value-type="string">
            <text:p>Composite Score</text:p>
          </table:table-cell>
          <table:table-cell table:style-name="ce1" office:value-type="string">
            <text:p>FFT (1024)</text:p>
          </table:table-cell>
          <table:table-cell table:style-name="ce1" office:value-type="string">
            <text:p>SOR (100x100)</text:p>
          </table:table-cell>
          <table:table-cell table:style-name="ce1" office:value-type="string">
            <text:p>Monte Carlo</text:p>
          </table:table-cell>
          <table:table-cell table:style-name="ce1" office:value-type="string">
            <text:p>Sparse matmult (N=1000, nz=5000)</text:p>
          </table:table-cell>
          <table:table-cell table:style-name="ce1" office:value-type="string">
            <text:p>LU (100x100)</text:p>
          </table:table-cell>
          <table:table-cell table:style-name="ce1" table:number-columns-repeated="2"/>
        </table:table-row>
        <table:table-row table:style-name="ro1">
          <table:table-cell office:value-type="string">
            <text:p>Hotspot32</text:p>
          </table:table-cell>
          <table:table-cell office:value-type="string">
            <text:p>1.6.0_0</text:p>
          </table:table-cell>
          <table:table-cell office:value-type="string">
            <text:p>i386/linux</text:p>
          </table:table-cell>
          <table:table-cell office:value-type="float" office:value="1">
            <text:p>1</text:p>
          </table:table-cell>
          <table:table-cell/>
          <table:table-cell table:formula="of:=CONCATENATE([.A4];&quot;-&quot;;[.B4];&quot;-&quot;;[.C4];&quot;-&quot;;[.D4];&quot;-&quot;;[.E4])" office:value-type="string" office:string-value="Hotspot32-1.6.0_0-i386/linux-1-">
            <text:p>Hotspot32-1.6.0_0-i386/linux-1-</text:p>
          </table:table-cell>
          <table:table-cell/>
          <table:table-cell office:value-type="float" office:value="616.014089388079">
            <text:p>616,01</text:p>
          </table:table-cell>
          <table:table-cell office:value-type="float" office:value="397.86512541419">
            <text:p>397,87</text:p>
          </table:table-cell>
          <table:table-cell office:value-type="float" office:value="807.947595683517">
            <text:p>807,95</text:p>
          </table:table-cell>
          <table:table-cell office:value-type="float" office:value="246.950738673747">
            <text:p>246,95</text:p>
          </table:table-cell>
          <table:table-cell office:value-type="float" office:value="448.2626500975">
            <text:p>448,26</text:p>
          </table:table-cell>
          <table:table-cell office:value-type="float" office:value="1179.04433707144">
            <text:p>1179,04</text:p>
          </table:table-cell>
          <table:table-cell table:number-columns-repeated="2"/>
        </table:table-row>
        <table:table-row table:style-name="ro1">
          <table:table-cell office:value-type="string">
            <text:p>Hotspot64</text:p>
          </table:table-cell>
          <table:table-cell office:value-type="string">
            <text:p>1.6.0_0</text:p>
          </table:table-cell>
          <table:table-cell office:value-type="string">
            <text:p>I7/64/linux</text:p>
          </table:table-cell>
          <table:table-cell office:value-type="float" office:value="1">
            <text:p>1</text:p>
          </table:table-cell>
          <table:table-cell/>
          <table:table-cell table:formula="of:=CONCATENATE([.A5];&quot;-&quot;;[.B5];&quot;-&quot;;[.C5];&quot;-&quot;;[.D5];&quot;-&quot;;[.E5])" office:value-type="string" office:string-value="Hotspot64-1.6.0_0-I7/64/linux-1-">
            <text:p>Hotspot64-1.6.0_0-I7/64/linux-1-</text:p>
          </table:table-cell>
          <table:table-cell/>
          <table:table-cell office:value-type="float" office:value="1197.39386324923">
            <text:p>1197,39</text:p>
          </table:table-cell>
          <table:table-cell office:value-type="float" office:value="748.2799540627">
            <text:p>748,28</text:p>
          </table:table-cell>
          <table:table-cell office:value-type="float" office:value="1139.53579265993">
            <text:p>1139,54</text:p>
          </table:table-cell>
          <table:table-cell office:value-type="float" office:value="507.919480767493">
            <text:p>507,92</text:p>
          </table:table-cell>
          <table:table-cell office:value-type="float" office:value="1224.97190256791">
            <text:p>1224,97</text:p>
          </table:table-cell>
          <table:table-cell office:value-type="float" office:value="2366.2621861881">
            <text:p>2366,26</text:p>
          </table:table-cell>
          <table:table-cell table:number-columns-repeated="2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office:value-type="string">
            <text:p>Doovos stats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version</text:p>
          </table:table-cell>
          <table:table-cell table:style-name="ce1" office:value-type="string">
            <text:p>arch</text:p>
          </table:table-cell>
          <table:table-cell table:style-name="ce1" office:value-type="string">
            <text:p>sites</text:p>
          </table:table-cell>
          <table:table-cell table:style-name="ce1" office:value-type="string">
            <text:p>options</text:p>
          </table:table-cell>
          <table:table-cell table:style-name="ce1" office:value-type="string">
            <text:p>full name</text:p>
          </table:table-cell>
          <table:table-cell table:style-name="ce1" office:value-type="string">
            <text:p>hotspot/current</text:p>
          </table:table-cell>
          <table:table-cell table:style-name="ce1" office:value-type="string">
            <text:p>Composite Score</text:p>
          </table:table-cell>
          <table:table-cell table:style-name="ce1" office:value-type="string">
            <text:p>FFT (1024)</text:p>
          </table:table-cell>
          <table:table-cell table:style-name="ce1" office:value-type="string">
            <text:p>SOR (100x100)</text:p>
          </table:table-cell>
          <table:table-cell table:style-name="ce1" office:value-type="string">
            <text:p>Monte Carlo</text:p>
          </table:table-cell>
          <table:table-cell table:style-name="ce1" office:value-type="string">
            <text:p>Sparse matmult (N=1000, nz=5000)</text:p>
          </table:table-cell>
          <table:table-cell table:style-name="ce1" office:value-type="string">
            <text:p>LU (100x100)</text:p>
          </table:table-cell>
          <table:table-cell table:style-name="ce1"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Target</text:p>
          </table:table-cell>
          <table:table-cell table:number-columns-repeated="2"/>
          <table:table-cell office:value-type="string">
            <text:p>1L</text:p>
          </table:table-cell>
          <table:table-cell/>
          <table:table-cell table:formula="of:=CONCATENATE([.A15];&quot;-&quot;;[.B15];&quot;-&quot;;[.C15];&quot;-&quot;;[.D15];&quot;-&quot;;[.E15])" office:value-type="string" office:string-value="Target---1L-">
            <text:p>Target---1L-</text:p>
          </table:table-cell>
          <table:table-cell office:value-type="float" office:value="20">
            <text:p>20</text:p>
          </table:table-cell>
          <table:table-cell table:formula="of:=[.H4]/[.$G$15]" office:value-type="float" office:value="30.8007044694039">
            <text:p>30,8</text:p>
          </table:table-cell>
          <table:table-cell table:formula="of:=[.I4]/[.$G$15]" office:value-type="float" office:value="19.8932562707095">
            <text:p>19,89</text:p>
          </table:table-cell>
          <table:table-cell table:formula="of:=[.J4]/[.$G$15]" office:value-type="float" office:value="40.3973797841759">
            <text:p>40,4</text:p>
          </table:table-cell>
          <table:table-cell table:formula="of:=[.K4]/[.$G$15]" office:value-type="float" office:value="12.3475369336873">
            <text:p>12,35</text:p>
          </table:table-cell>
          <table:table-cell table:formula="of:=[.L4]/[.$G$15]" office:value-type="float" office:value="22.413132504875">
            <text:p>22,41</text:p>
          </table:table-cell>
          <table:table-cell table:formula="of:=[.M4]/[.$G$15]" office:value-type="float" office:value="58.952216853572">
            <text:p>58,95</text:p>
          </table:table-cell>
          <table:table-cell table:number-columns-repeated="2"/>
        </table:table-row>
        <table:table-row table:style-name="ro1">
          <table:table-cell office:value-type="string">
            <text:p>Best</text:p>
          </table:table-cell>
          <table:table-cell table:number-columns-repeated="2"/>
          <table:table-cell office:value-type="string">
            <text:p>1L</text:p>
          </table:table-cell>
          <table:table-cell/>
          <table:table-cell table:formula="of:=CONCATENATE([.A16];&quot;-&quot;;[.B16];&quot;-&quot;;[.C16];&quot;-&quot;;[.D16];&quot;-&quot;;[.E16])" office:value-type="string" office:string-value="Best---1L-">
            <text:p>Best---1L-</text:p>
          </table:table-cell>
          <table:table-cell table:formula="of:=MIN([.G25:.G125])" office:value-type="float" office:value="0">
            <text:p>#DIV/0 !</text:p>
          </table:table-cell>
          <table:table-cell table:formula="of:=MAX([.H25:.H96])" office:value-type="float" office:value="37.2170304811736">
            <text:p>37,22</text:p>
          </table:table-cell>
          <table:table-cell table:formula="of:=MAX([.I25:.I96])" office:value-type="float" office:value="33.2972029168744">
            <text:p>33,3</text:p>
          </table:table-cell>
          <table:table-cell table:formula="of:=MAX([.J25:.J96])" office:value-type="float" office:value="88.9801900526612">
            <text:p>88,98</text:p>
          </table:table-cell>
          <table:table-cell table:formula="of:=MAX([.K25:.K96])" office:value-type="float" office:value="3.44359918949745">
            <text:p>3,44</text:p>
          </table:table-cell>
          <table:table-cell table:formula="of:=MAX([.L25:.L96])" office:value-type="float" office:value="24.7492451408348">
            <text:p>24,75</text:p>
          </table:table-cell>
          <table:table-cell table:formula="of:=MAX([.M25:.M96])" office:value-type="float" office:value="35.6149151060001">
            <text:p>35,61</text:p>
          </table:table-cell>
          <table:table-cell table:number-columns-repeated="2"/>
        </table:table-row>
        <table:table-row table:style-name="ro1">
          <table:table-cell office:value-type="string">
            <text:p>Worst</text:p>
          </table:table-cell>
          <table:table-cell table:number-columns-repeated="2"/>
          <table:table-cell office:value-type="string">
            <text:p>1L</text:p>
          </table:table-cell>
          <table:table-cell/>
          <table:table-cell table:formula="of:=CONCATENATE([.A17];&quot;-&quot;;[.B17];&quot;-&quot;;[.C17];&quot;-&quot;;[.D17];&quot;-&quot;;[.E17])" office:value-type="string" office:string-value="Worst---1L-">
            <text:p>Worst---1L-</text:p>
          </table:table-cell>
          <table:table-cell table:formula="of:=[.$H$4]/[.H17]" office:value-type="float" office:value="1200.79922549473">
            <text:p>1200,8</text:p>
          </table:table-cell>
          <table:table-cell table:style-name="ce2" table:formula="of:=MIN([.H25:.H96])" office:value-type="float" office:value="0.513003403324381">
            <text:p>0,51</text:p>
          </table:table-cell>
          <table:table-cell table:style-name="ce2" table:formula="of:=MIN([.I25:.I96])" office:value-type="float" office:value="0.324079174454735">
            <text:p>0,32</text:p>
          </table:table-cell>
          <table:table-cell table:style-name="ce2" table:formula="of:=MIN([.J25:.J96])" office:value-type="float" office:value="1.05837570474018">
            <text:p>1,06</text:p>
          </table:table-cell>
          <table:table-cell table:style-name="ce2" table:formula="of:=MIN([.K25:.K96])" office:value-type="float" office:value="0.0482414426322955">
            <text:p>0,05</text:p>
          </table:table-cell>
          <table:table-cell table:style-name="ce2" table:formula="of:=MIN([.L25:.L96])" office:value-type="float" office:value="0.540540533574329">
            <text:p>0,54</text:p>
          </table:table-cell>
          <table:table-cell table:style-name="ce2" table:formula="of:=MIN([.M25:.M96])" office:value-type="float" office:value="0.593780161220369">
            <text:p>0,59</text:p>
          </table:table-cell>
          <table:table-cell table:number-columns-repeated="2"/>
        </table:table-row>
        <table:table-row table:style-name="ro1">
          <table:table-cell office:value-type="string">
            <text:p>Doovos</text:p>
          </table:table-cell>
          <table:table-cell office:value-type="string">
            <text:p>0.2.21</text:p>
          </table:table-cell>
          <table:table-cell office:value-type="string">
            <text:p>Hotspot</text:p>
          </table:table-cell>
          <table:table-cell office:value-type="string">
            <text:p>1L</text:p>
          </table:table-cell>
          <table:table-cell office:value-type="string">
            <text:p>IDX</text:p>
          </table:table-cell>
          <table:table-cell office:value-type="string">
            <text:p>doovos profile Doovos-0.2.15-Hotspot-1L-IDX</text:p>
          </table:table-cell>
          <table:table-cell/>
          <table:table-cell table:style-name="ce3" office:value-type="float" office:value="0.000947353811620528">
            <text:p>9,47E-004</text:p>
          </table:table-cell>
          <table:table-cell table:style-name="ce3" office:value-type="float" office:value="0.000512477374979401">
            <text:p>5,12E-004</text:p>
          </table:table-cell>
          <table:table-cell table:style-name="ce3" office:value-type="float" office:value="0.00145783133178085">
            <text:p>1,46E-003</text:p>
          </table:table-cell>
          <table:table-cell table:style-name="ce3" office:value-type="float" office:value="0.000209664206962164">
            <text:p>2,10E-004</text:p>
          </table:table-cell>
          <table:table-cell table:style-name="ce3" office:value-type="float" office:value="0.000941265074942855">
            <text:p>9,41E-004</text:p>
          </table:table-cell>
          <table:table-cell office:value-type="string">
            <text:p>1.615531069437376E-3</text:p>
          </table:table-cell>
          <table:table-cell table:number-columns-repeated="2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version</text:p>
          </table:table-cell>
          <table:table-cell table:style-name="ce1" office:value-type="string">
            <text:p>arch</text:p>
          </table:table-cell>
          <table:table-cell table:style-name="ce1" office:value-type="string">
            <text:p>sites</text:p>
          </table:table-cell>
          <table:table-cell table:style-name="ce1" office:value-type="string">
            <text:p>options</text:p>
          </table:table-cell>
          <table:table-cell table:style-name="ce1" office:value-type="string">
            <text:p>full name</text:p>
          </table:table-cell>
          <table:table-cell table:style-name="ce1" office:value-type="string">
            <text:p>hotspot/current</text:p>
          </table:table-cell>
          <table:table-cell table:style-name="ce1" office:value-type="string">
            <text:p>Composite Score</text:p>
          </table:table-cell>
          <table:table-cell table:style-name="ce1" office:value-type="string">
            <text:p>FFT (1024)</text:p>
          </table:table-cell>
          <table:table-cell table:style-name="ce1" office:value-type="string">
            <text:p>SOR (100x100)</text:p>
          </table:table-cell>
          <table:table-cell table:style-name="ce1" office:value-type="string">
            <text:p>Monte Carlo</text:p>
          </table:table-cell>
          <table:table-cell table:style-name="ce1" office:value-type="string">
            <text:p>Sparse matmult (N=1000, nz=5000)</text:p>
          </table:table-cell>
          <table:table-cell table:style-name="ce1" office:value-type="string">
            <text:p>LU (100x100)</text:p>
          </table:table-cell>
          <table:table-cell table:style-name="ce1" table:number-columns-repeated="2"/>
        </table:table-row>
        <table:table-row table:style-name="ro1">
          <table:table-cell office:value-type="string">
            <text:p>Doovos</text:p>
          </table:table-cell>
          <table:table-cell office:value-type="string">
            <text:p>0.2.4</text:p>
          </table:table-cell>
          <table:table-cell office:value-type="string">
            <text:p>Hotspot32</text:p>
          </table:table-cell>
          <table:table-cell office:value-type="string">
            <text:p>1L</text:p>
          </table:table-cell>
          <table:table-cell office:value-type="string">
            <text:p>IDX</text:p>
          </table:table-cell>
          <table:table-cell table:formula="of:=CONCATENATE([.A25];&quot;-&quot;;[.B25];&quot;-&quot;;[.C25];&quot;-&quot;;[.D25];&quot;-&quot;;[.E25])" office:value-type="string" office:string-value="Doovos-0.2.4-Hotspot32-1L-IDX">
            <text:p>Doovos-0.2.4-Hotspot32-1L-IDX</text:p>
          </table:table-cell>
          <table:table-cell table:formula="of:=[.$H$4]/[.H25]" office:value-type="float" office:value="858.572727439347">
            <text:p>858,57</text:p>
          </table:table-cell>
          <table:table-cell office:value-type="float" office:value="0.717486206701804">
            <text:p>0,72</text:p>
          </table:table-cell>
          <table:table-cell office:value-type="float" office:value="0.448843205732801">
            <text:p>0,45</text:p>
          </table:table-cell>
          <table:table-cell office:value-type="float" office:value="1.39936197658764">
            <text:p>1,4</text:p>
          </table:table-cell>
          <table:table-cell office:value-type="float" office:value="0.0694421218367616">
            <text:p>0,07</text:p>
          </table:table-cell>
          <table:table-cell office:value-type="float" office:value="0.740955153843818">
            <text:p>0,74</text:p>
          </table:table-cell>
          <table:table-cell office:value-type="float" office:value="0.928828575507996">
            <text:p>0,93</text:p>
          </table:table-cell>
          <table:table-cell table:number-columns-repeated="2"/>
        </table:table-row>
        <table:table-row table:style-name="ro1">
          <table:table-cell office:value-type="string">
            <text:p>Doovos</text:p>
          </table:table-cell>
          <table:table-cell office:value-type="string">
            <text:p>0.2.4</text:p>
          </table:table-cell>
          <table:table-cell office:value-type="string">
            <text:p>Hotspot32</text:p>
          </table:table-cell>
          <table:table-cell office:value-type="string">
            <text:p>2L</text:p>
          </table:table-cell>
          <table:table-cell office:value-type="string">
            <text:p>IDX</text:p>
          </table:table-cell>
          <table:table-cell table:formula="of:=CONCATENATE([.A26];&quot;-&quot;;[.B26];&quot;-&quot;;[.C26];&quot;-&quot;;[.D26];&quot;-&quot;;[.E26])" office:value-type="string" office:string-value="Doovos-0.2.4-Hotspot32-2L-IDX">
            <text:p>Doovos-0.2.4-Hotspot32-2L-IDX</text:p>
          </table:table-cell>
          <table:table-cell table:formula="of:=[.$H$4]/[.H26]" office:value-type="float" office:value="1200.79922549473">
            <text:p>1200,8</text:p>
          </table:table-cell>
          <table:table-cell office:value-type="float" office:value="0.513003403324381">
            <text:p>0,51</text:p>
          </table:table-cell>
          <table:table-cell office:value-type="float" office:value="0.324079174454735">
            <text:p>0,32</text:p>
          </table:table-cell>
          <table:table-cell office:value-type="float" office:value="1.05837570474018">
            <text:p>1,06</text:p>
          </table:table-cell>
          <table:table-cell office:value-type="float" office:value="0.0482414426322955">
            <text:p>0,05</text:p>
          </table:table-cell>
          <table:table-cell office:value-type="float" office:value="0.540540533574329">
            <text:p>0,54</text:p>
          </table:table-cell>
          <table:table-cell office:value-type="float" office:value="0.593780161220369">
            <text:p>0,59</text:p>
          </table:table-cell>
          <table:table-cell table:number-columns-repeated="2"/>
        </table:table-row>
        <table:table-row table:style-name="ro1">
          <table:table-cell office:value-type="string">
            <text:p>Doovos</text:p>
          </table:table-cell>
          <table:table-cell office:value-type="string">
            <text:p>0.2.5</text:p>
          </table:table-cell>
          <table:table-cell office:value-type="string">
            <text:p>Hotspot32</text:p>
          </table:table-cell>
          <table:table-cell office:value-type="string">
            <text:p>1L</text:p>
          </table:table-cell>
          <table:table-cell office:value-type="string">
            <text:p>IDX</text:p>
          </table:table-cell>
          <table:table-cell table:formula="of:=CONCATENATE([.A27];&quot;-&quot;;[.B27];&quot;-&quot;;[.C27];&quot;-&quot;;[.D27];&quot;-&quot;;[.E27])" office:value-type="string" office:string-value="Doovos-0.2.5-Hotspot32-1L-IDX">
            <text:p>Doovos-0.2.5-Hotspot32-1L-IDX</text:p>
          </table:table-cell>
          <table:table-cell table:formula="of:=[.$H$4]/[.H27]" office:value-type="float" office:value="393.895790282776">
            <text:p>393,9</text:p>
          </table:table-cell>
          <table:table-cell office:value-type="float" office:value="1.56390117534855">
            <text:p>1,56</text:p>
          </table:table-cell>
          <table:table-cell office:value-type="float" office:value="0.94762725254191">
            <text:p>0,95</text:p>
          </table:table-cell>
          <table:table-cell office:value-type="float" office:value="3.0823781881841">
            <text:p>3,08</text:p>
          </table:table-cell>
          <table:table-cell office:value-type="float" office:value="0.156878515500632">
            <text:p>0,16</text:p>
          </table:table-cell>
          <table:table-cell office:value-type="float" office:value="1.51032454325961">
            <text:p>1,51</text:p>
          </table:table-cell>
          <table:table-cell office:value-type="float" office:value="2.12229737725649">
            <text:p>2,12</text:p>
          </table:table-cell>
          <table:table-cell table:number-columns-repeated="2"/>
        </table:table-row>
        <table:table-row table:style-name="ro1">
          <table:table-cell office:value-type="string">
            <text:p>Doovos</text:p>
          </table:table-cell>
          <table:table-cell office:value-type="string">
            <text:p>0.2.5</text:p>
          </table:table-cell>
          <table:table-cell office:value-type="string">
            <text:p>Hotspot32</text:p>
          </table:table-cell>
          <table:table-cell office:value-type="string">
            <text:p>2L</text:p>
          </table:table-cell>
          <table:table-cell office:value-type="string">
            <text:p>IDX</text:p>
          </table:table-cell>
          <table:table-cell table:formula="of:=CONCATENATE([.A28];&quot;-&quot;;[.B28];&quot;-&quot;;[.C28];&quot;-&quot;;[.D28];&quot;-&quot;;[.E28])" office:value-type="string" office:string-value="Doovos-0.2.5-Hotspot32-2L-IDX">
            <text:p>Doovos-0.2.5-Hotspot32-2L-IDX</text:p>
          </table:table-cell>
          <table:table-cell table:formula="of:=[.$H$4]/[.H28]" office:value-type="float" office:value="406.383283623647">
            <text:p>406,38</text:p>
          </table:table-cell>
          <table:table-cell office:value-type="float" office:value="1.51584505124126">
            <text:p>1,52</text:p>
          </table:table-cell>
          <table:table-cell office:value-type="float" office:value="0.943428397235586">
            <text:p>0,94</text:p>
          </table:table-cell>
          <table:table-cell office:value-type="float" office:value="2.88839913824143">
            <text:p>2,89</text:p>
          </table:table-cell>
          <table:table-cell office:value-type="float" office:value="0.159843903833284">
            <text:p>0,16</text:p>
          </table:table-cell>
          <table:table-cell office:value-type="float" office:value="1.59750393818405">
            <text:p>1,6</text:p>
          </table:table-cell>
          <table:table-cell office:value-type="float" office:value="1.99004987871195">
            <text:p>1,99</text:p>
          </table:table-cell>
          <table:table-cell table:number-columns-repeated="2"/>
        </table:table-row>
        <table:table-row table:style-name="ro1">
          <table:table-cell office:value-type="string">
            <text:p>Doovos</text:p>
          </table:table-cell>
          <table:table-cell office:value-type="string">
            <text:p>0.2.6</text:p>
          </table:table-cell>
          <table:table-cell office:value-type="string">
            <text:p>Hotspot32</text:p>
          </table:table-cell>
          <table:table-cell office:value-type="string">
            <text:p>1L</text:p>
          </table:table-cell>
          <table:table-cell office:value-type="string">
            <text:p>IDX</text:p>
          </table:table-cell>
          <table:table-cell table:formula="of:=CONCATENATE([.A29];&quot;-&quot;;[.B29];&quot;-&quot;;[.C29];&quot;-&quot;;[.D29];&quot;-&quot;;[.E29])" office:value-type="string" office:string-value="Doovos-0.2.6-Hotspot32-1L-IDX">
            <text:p>Doovos-0.2.6-Hotspot32-1L-IDX</text:p>
          </table:table-cell>
          <table:table-cell table:formula="of:=[.$H$4]/[.H29]" office:value-type="float" office:value="395.269008208275">
            <text:p>395,27</text:p>
          </table:table-cell>
          <table:table-cell office:value-type="float" office:value="1.55846797142135">
            <text:p>1,56</text:p>
          </table:table-cell>
          <table:table-cell office:value-type="float" office:value="0.939525666877031">
            <text:p>0,94</text:p>
          </table:table-cell>
          <table:table-cell office:value-type="float" office:value="3.00725846460456">
            <text:p>3,01</text:p>
          </table:table-cell>
          <table:table-cell office:value-type="float" office:value="0.168148811696121">
            <text:p>0,17</text:p>
          </table:table-cell>
          <table:table-cell office:value-type="float" office:value="1.61820478648652">
            <text:p>1,62</text:p>
          </table:table-cell>
          <table:table-cell office:value-type="float" office:value="2.0592021274425">
            <text:p>2,06</text:p>
          </table:table-cell>
          <table:table-cell table:number-columns-repeated="2"/>
        </table:table-row>
        <table:table-row table:style-name="ro1">
          <table:table-cell office:value-type="string">
            <text:p>Doovos</text:p>
          </table:table-cell>
          <table:table-cell office:value-type="string">
            <text:p>0.2.7</text:p>
          </table:table-cell>
          <table:table-cell office:value-type="string">
            <text:p>Hotspot32</text:p>
          </table:table-cell>
          <table:table-cell office:value-type="string">
            <text:p>1L</text:p>
          </table:table-cell>
          <table:table-cell office:value-type="string">
            <text:p>IDX</text:p>
          </table:table-cell>
          <table:table-cell table:formula="of:=CONCATENATE([.A30];&quot;-&quot;;[.B30];&quot;-&quot;;[.C30];&quot;-&quot;;[.D30];&quot;-&quot;;[.E30])" office:value-type="string" office:string-value="Doovos-0.2.7-Hotspot32-1L-IDX">
            <text:p>Doovos-0.2.7-Hotspot32-1L-IDX</text:p>
          </table:table-cell>
          <table:table-cell table:formula="of:=[.$H$4]/[.H30]" office:value-type="float" office:value="852.133836118336">
            <text:p>852,13</text:p>
          </table:table-cell>
          <table:table-cell office:value-type="float" office:value="0.722907673980139">
            <text:p>0,72</text:p>
          </table:table-cell>
          <table:table-cell office:value-type="float" office:value="0.497912890412339">
            <text:p>0,5</text:p>
          </table:table-cell>
          <table:table-cell office:value-type="float" office:value="1.38214625816645">
            <text:p>1,38</text:p>
          </table:table-cell>
          <table:table-cell office:value-type="float" office:value="0.150398161451642">
            <text:p>0,15</text:p>
          </table:table-cell>
          <table:table-cell office:value-type="float" office:value="0.744186034132946">
            <text:p>0,74</text:p>
          </table:table-cell>
          <table:table-cell office:value-type="float" office:value="0.839895025737317">
            <text:p>0,84</text:p>
          </table:table-cell>
          <table:table-cell table:number-columns-repeated="2"/>
        </table:table-row>
        <table:table-row table:style-name="ro1">
          <table:table-cell office:value-type="string">
            <text:p>Doovos</text:p>
          </table:table-cell>
          <table:table-cell office:value-type="string">
            <text:p>0.2.8</text:p>
          </table:table-cell>
          <table:table-cell office:value-type="string">
            <text:p>Hotspot32</text:p>
          </table:table-cell>
          <table:table-cell office:value-type="string">
            <text:p>1L</text:p>
          </table:table-cell>
          <table:table-cell office:value-type="string">
            <text:p>IDX</text:p>
          </table:table-cell>
          <table:table-cell table:formula="of:=CONCATENATE([.A31];&quot;-&quot;;[.B31];&quot;-&quot;;[.C31];&quot;-&quot;;[.D31];&quot;-&quot;;[.E31])" office:value-type="string" office:string-value="Doovos-0.2.8-Hotspot32-1L-IDX">
            <text:p>Doovos-0.2.8-Hotspot32-1L-IDX</text:p>
          </table:table-cell>
          <table:table-cell table:formula="of:=[.$H$4]/[.H31]" office:value-type="float" office:value="367.493716119019">
            <text:p>367,49</text:p>
          </table:table-cell>
          <table:table-cell office:value-type="float" office:value="1.67625747698111">
            <text:p>1,68</text:p>
          </table:table-cell>
          <table:table-cell office:value-type="float" office:value="1.04564766964346">
            <text:p>1,05</text:p>
          </table:table-cell>
          <table:table-cell office:value-type="float" office:value="3.24446905887572">
            <text:p>3,24</text:p>
          </table:table-cell>
          <table:table-cell office:value-type="float" office:value="0.367019967169168">
            <text:p>0,37</text:p>
          </table:table-cell>
          <table:table-cell office:value-type="float" office:value="1.72739541938705">
            <text:p>1,73</text:p>
          </table:table-cell>
          <table:table-cell office:value-type="float" office:value="1.99675526983014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Doovos</text:p>
          </table:table-cell>
          <table:table-cell office:value-type="string">
            <text:p>0.2.9</text:p>
          </table:table-cell>
          <table:table-cell office:value-type="string">
            <text:p>Hotspot32</text:p>
          </table:table-cell>
          <table:table-cell office:value-type="string">
            <text:p>1L</text:p>
          </table:table-cell>
          <table:table-cell office:value-type="string">
            <text:p>IDX</text:p>
          </table:table-cell>
          <table:table-cell table:formula="of:=CONCATENATE([.A32];&quot;-&quot;;[.B32];&quot;-&quot;;[.C32];&quot;-&quot;;[.D32];&quot;-&quot;;[.E32])" office:value-type="string" office:string-value="Doovos-0.2.9-Hotspot32-1L-IDX">
            <text:p>Doovos-0.2.9-Hotspot32-1L-IDX</text:p>
          </table:table-cell>
          <table:table-cell table:formula="of:=[.$H$4]/[.H32]" office:value-type="float" office:value="361.720292265181">
            <text:p>361,72</text:p>
          </table:table-cell>
          <table:table-cell office:value-type="float" office:value="1.70301225162251">
            <text:p>1,7</text:p>
          </table:table-cell>
          <table:table-cell office:value-type="float" office:value="1.06493283086411">
            <text:p>1,06</text:p>
          </table:table-cell>
          <table:table-cell office:value-type="float" office:value="3.21399144982032">
            <text:p>3,21</text:p>
          </table:table-cell>
          <table:table-cell office:value-type="float" office:value="0.365484843268161">
            <text:p>0,37</text:p>
          </table:table-cell>
          <table:table-cell office:value-type="float" office:value="1.74327542963036">
            <text:p>1,74</text:p>
          </table:table-cell>
          <table:table-cell office:value-type="float" office:value="2.1273767045296">
            <text:p>2,13</text:p>
          </table:table-cell>
          <table:table-cell table:number-columns-repeated="2"/>
        </table:table-row>
        <table:table-row table:style-name="ro1">
          <table:table-cell office:value-type="string">
            <text:p>Doovos</text:p>
          </table:table-cell>
          <table:table-cell office:value-type="string">
            <text:p>0.2.10</text:p>
          </table:table-cell>
          <table:table-cell office:value-type="string">
            <text:p>Hotspot32</text:p>
          </table:table-cell>
          <table:table-cell office:value-type="string">
            <text:p>1L</text:p>
          </table:table-cell>
          <table:table-cell office:value-type="string">
            <text:p>IDX</text:p>
          </table:table-cell>
          <table:table-cell table:formula="of:=CONCATENATE([.A33];&quot;-&quot;;[.B33];&quot;-&quot;;[.C33];&quot;-&quot;;[.D33];&quot;-&quot;;[.E33])" office:value-type="string" office:string-value="Doovos-0.2.10-Hotspot32-1L-IDX">
            <text:p>Doovos-0.2.10-Hotspot32-1L-IDX</text:p>
          </table:table-cell>
          <table:table-cell table:formula="of:=[.$H$4]/[.H33]" office:value-type="float" office:value="348.340238017699">
            <text:p>348,34</text:p>
          </table:table-cell>
          <table:table-cell office:value-type="float" office:value="1.76842644677983">
            <text:p>1,77</text:p>
          </table:table-cell>
          <table:table-cell office:value-type="float" office:value="1.0440453533717">
            <text:p>1,04</text:p>
          </table:table-cell>
          <table:table-cell office:value-type="float" office:value="3.41523049592925">
            <text:p>3,42</text:p>
          </table:table-cell>
          <table:table-cell office:value-type="float" office:value="0.424524691438968">
            <text:p>0,42</text:p>
          </table:table-cell>
          <table:table-cell office:value-type="float" office:value="1.74624819925677">
            <text:p>1,75</text:p>
          </table:table-cell>
          <table:table-cell office:value-type="float" office:value="2.21208349390246">
            <text:p>2,21</text:p>
          </table:table-cell>
          <table:table-cell table:number-columns-repeated="2"/>
        </table:table-row>
        <table:table-row table:style-name="ro1">
          <table:table-cell office:value-type="string">
            <text:p>Doovos</text:p>
          </table:table-cell>
          <table:table-cell office:value-type="string">
            <text:p>0.2.12</text:p>
          </table:table-cell>
          <table:table-cell office:value-type="string">
            <text:p>Hotspot32</text:p>
          </table:table-cell>
          <table:table-cell office:value-type="string">
            <text:p>1L</text:p>
          </table:table-cell>
          <table:table-cell office:value-type="string">
            <text:p>IDX</text:p>
          </table:table-cell>
          <table:table-cell table:formula="of:=CONCATENATE([.A34];&quot;-&quot;;[.B34];&quot;-&quot;;[.C34];&quot;-&quot;;[.D34];&quot;-&quot;;[.E34])" office:value-type="string" office:string-value="Doovos-0.2.12-Hotspot32-1L-IDX">
            <text:p>Doovos-0.2.12-Hotspot32-1L-IDX</text:p>
          </table:table-cell>
          <table:table-cell table:formula="of:=[.$H$4]/[.H34]" office:value-type="float" office:value="333.039156124">
            <text:p>333,04</text:p>
          </table:table-cell>
          <table:table-cell office:value-type="float" office:value="1.84967466455722">
            <text:p>1,85</text:p>
          </table:table-cell>
          <table:table-cell office:value-type="float" office:value="1.08012680805831">
            <text:p>1,08</text:p>
          </table:table-cell>
          <table:table-cell office:value-type="float" office:value="3.55055113506053">
            <text:p>3,55</text:p>
          </table:table-cell>
          <table:table-cell office:value-type="float" office:value="0.464177056566416">
            <text:p>0,46</text:p>
          </table:table-cell>
          <table:table-cell office:value-type="float" office:value="1.84371611518029">
            <text:p>1,84</text:p>
          </table:table-cell>
          <table:table-cell office:value-type="float" office:value="2.30980220792055">
            <text:p>2,31</text:p>
          </table:table-cell>
          <table:table-cell table:number-columns-repeated="2"/>
        </table:table-row>
        <table:table-row table:style-name="ro1">
          <table:table-cell office:value-type="string">
            <text:p>Doovos</text:p>
          </table:table-cell>
          <table:table-cell office:value-type="string">
            <text:p>0.2.13</text:p>
          </table:table-cell>
          <table:table-cell office:value-type="string">
            <text:p>Hotspot32</text:p>
          </table:table-cell>
          <table:table-cell office:value-type="string">
            <text:p>1L</text:p>
          </table:table-cell>
          <table:table-cell office:value-type="string">
            <text:p>IDX</text:p>
          </table:table-cell>
          <table:table-cell table:formula="of:=CONCATENATE([.A35];&quot;-&quot;;[.B35];&quot;-&quot;;[.C35];&quot;-&quot;;[.D35];&quot;-&quot;;[.E35])" office:value-type="string" office:string-value="Doovos-0.2.13-Hotspot32-1L-IDX">
            <text:p>Doovos-0.2.13-Hotspot32-1L-IDX</text:p>
          </table:table-cell>
          <table:table-cell table:formula="of:=[.$H$4]/[.H35]" office:value-type="float" office:value="309.200630199473">
            <text:p>309,2</text:p>
          </table:table-cell>
          <table:table-cell office:value-type="float" office:value="1.99227954027996">
            <text:p>1,99</text:p>
          </table:table-cell>
          <table:table-cell office:value-type="float" office:value="1.15638828421824">
            <text:p>1,16</text:p>
          </table:table-cell>
          <table:table-cell office:value-type="float" office:value="3.74858938862523">
            <text:p>3,75</text:p>
          </table:table-cell>
          <table:table-cell office:value-type="float" office:value="0.481218877006329">
            <text:p>0,48</text:p>
          </table:table-cell>
          <table:table-cell office:value-type="float" office:value="2.00863081608275">
            <text:p>2,01</text:p>
          </table:table-cell>
          <table:table-cell office:value-type="float" office:value="2.56657033546724">
            <text:p>2,57</text:p>
          </table:table-cell>
          <table:table-cell table:number-columns-repeated="2"/>
        </table:table-row>
        <table:table-row table:style-name="ro1">
          <table:table-cell office:value-type="string">
            <text:p>Doovos</text:p>
          </table:table-cell>
          <table:table-cell office:value-type="string">
            <text:p>0.2.14</text:p>
          </table:table-cell>
          <table:table-cell office:value-type="string">
            <text:p>Hotspot32</text:p>
          </table:table-cell>
          <table:table-cell office:value-type="string">
            <text:p>1L</text:p>
          </table:table-cell>
          <table:table-cell office:value-type="string">
            <text:p>IDX</text:p>
          </table:table-cell>
          <table:table-cell table:formula="of:=CONCATENATE([.A36];&quot;-&quot;;[.B36];&quot;-&quot;;[.C36];&quot;-&quot;;[.D36];&quot;-&quot;;[.E36])" office:value-type="string" office:string-value="Doovos-0.2.14-Hotspot32-1L-IDX">
            <text:p>Doovos-0.2.14-Hotspot32-1L-IDX</text:p>
          </table:table-cell>
          <table:table-cell table:formula="of:=[.$H$4]/[.H36]" office:value-type="float" office:value="305.979615389616">
            <text:p>305,98</text:p>
          </table:table-cell>
          <table:table-cell office:value-type="float" office:value="2.01325205472817">
            <text:p>2,01</text:p>
          </table:table-cell>
          <table:table-cell office:value-type="float" office:value="1.18991261479712">
            <text:p>1,19</text:p>
          </table:table-cell>
          <table:table-cell office:value-type="float" office:value="3.85119885098857">
            <text:p>3,85</text:p>
          </table:table-cell>
          <table:table-cell office:value-type="float" office:value="0.490217872800619">
            <text:p>0,49</text:p>
          </table:table-cell>
          <table:table-cell office:value-type="float" office:value="1.95345301989308">
            <text:p>1,95</text:p>
          </table:table-cell>
          <table:table-cell office:value-type="float" office:value="2.58147791516145">
            <text:p>2,58</text:p>
          </table:table-cell>
          <table:table-cell table:number-columns-repeated="2"/>
        </table:table-row>
        <table:table-row table:style-name="ro1">
          <table:table-cell office:value-type="string">
            <text:p>Doovos</text:p>
          </table:table-cell>
          <table:table-cell office:value-type="string">
            <text:p>0.2.15</text:p>
          </table:table-cell>
          <table:table-cell office:value-type="string">
            <text:p>Hotspot32</text:p>
          </table:table-cell>
          <table:table-cell office:value-type="string">
            <text:p>1L</text:p>
          </table:table-cell>
          <table:table-cell office:value-type="string">
            <text:p>IDX</text:p>
          </table:table-cell>
          <table:table-cell table:formula="of:=CONCATENATE([.A37];&quot;-&quot;;[.B37];&quot;-&quot;;[.C37];&quot;-&quot;;[.D37];&quot;-&quot;;[.E37])" office:value-type="string" office:string-value="Doovos-0.2.15-Hotspot32-1L-IDX">
            <text:p>Doovos-0.2.15-Hotspot32-1L-IDX</text:p>
          </table:table-cell>
          <table:table-cell table:formula="of:=[.$H$4]/[.H37]" office:value-type="float" office:value="326.473755287904">
            <text:p>326,47</text:p>
          </table:table-cell>
          <table:table-cell office:value-type="float" office:value="1.8868716992116">
            <text:p>1,89</text:p>
          </table:table-cell>
          <table:table-cell office:value-type="float" office:value="1.21235589657351">
            <text:p>1,21</text:p>
          </table:table-cell>
          <table:table-cell office:value-type="float" office:value="3.5405306945508">
            <text:p>3,54</text:p>
          </table:table-cell>
          <table:table-cell office:value-type="float" office:value="0.508523754399268">
            <text:p>0,51</text:p>
          </table:table-cell>
          <table:table-cell office:value-type="float" office:value="1.91688505903694">
            <text:p>1,92</text:p>
          </table:table-cell>
          <table:table-cell office:value-type="float" office:value="2.2560630914975">
            <text:p>2,26</text:p>
          </table:table-cell>
          <table:table-cell table:number-columns-repeated="2"/>
        </table:table-row>
        <table:table-row table:style-name="ro1">
          <table:table-cell office:value-type="string">
            <text:p>Doovos</text:p>
          </table:table-cell>
          <table:table-cell office:value-type="string">
            <text:p>0.2.16</text:p>
          </table:table-cell>
          <table:table-cell office:value-type="string">
            <text:p>Hotspot32</text:p>
          </table:table-cell>
          <table:table-cell office:value-type="string">
            <text:p>1L</text:p>
          </table:table-cell>
          <table:table-cell office:value-type="string">
            <text:p>JJIT</text:p>
          </table:table-cell>
          <table:table-cell table:formula="of:=CONCATENATE([.A38];&quot;-&quot;;[.B38];&quot;-&quot;;[.C38];&quot;-&quot;;[.D38];&quot;-&quot;;[.E38])" office:value-type="string" office:string-value="Doovos-0.2.16-Hotspot32-1L-JJIT">
            <text:p>Doovos-0.2.16-Hotspot32-1L-JJIT</text:p>
          </table:table-cell>
          <table:table-cell table:formula="of:=[.$H$4]/[.H38]" office:value-type="float" office:value="135.782548344953">
            <text:p>135,78</text:p>
          </table:table-cell>
          <table:table-cell office:value-type="float" office:value="4.53676924536066">
            <text:p>4,54</text:p>
          </table:table-cell>
          <table:table-cell office:value-type="float" office:value="3.54681935787088">
            <text:p>3,55</text:p>
          </table:table-cell>
          <table:table-cell office:value-type="float" office:value="8.60739645638879">
            <text:p>8,61</text:p>
          </table:table-cell>
          <table:table-cell office:value-type="float" office:value="0.786628689805611">
            <text:p>0,79</text:p>
          </table:table-cell>
          <table:table-cell office:value-type="float" office:value="4.32432426859464">
            <text:p>4,32</text:p>
          </table:table-cell>
          <table:table-cell office:value-type="float" office:value="5.41867745414338">
            <text:p>5,42</text:p>
          </table:table-cell>
          <table:table-cell table:number-columns-repeated="2"/>
        </table:table-row>
        <table:table-row table:style-name="ro1">
          <table:table-cell office:value-type="string">
            <text:p>Doovos</text:p>
          </table:table-cell>
          <table:table-cell office:value-type="string">
            <text:p>0.2.20</text:p>
          </table:table-cell>
          <table:table-cell office:value-type="string">
            <text:p>Hotspot32</text:p>
          </table:table-cell>
          <table:table-cell office:value-type="string">
            <text:p>1L</text:p>
          </table:table-cell>
          <table:table-cell office:value-type="string">
            <text:p>JJIT_RUN1</text:p>
          </table:table-cell>
          <table:table-cell table:formula="of:=CONCATENATE([.A39];&quot;-&quot;;[.B39];&quot;-&quot;;[.C39];&quot;-&quot;;[.D39];&quot;-&quot;;[.E39])" office:value-type="string" office:string-value="Doovos-0.2.20-Hotspot32-1L-JJIT_RUN1">
            <text:p>Doovos-0.2.20-Hotspot32-1L-JJIT_RUN1</text:p>
          </table:table-cell>
          <table:table-cell table:formula="of:=[.$H$4]/[.H39]" office:value-type="float" office:value="40.842864869323">
            <text:p>40,84</text:p>
          </table:table-cell>
          <table:table-cell office:value-type="float" office:value="15.0825386847622">
            <text:p>15,08</text:p>
          </table:table-cell>
          <table:table-cell office:value-type="float" office:value="11.5874830025941">
            <text:p>11,59</text:p>
          </table:table-cell>
          <table:table-cell office:value-type="float" office:value="32.124484750791">
            <text:p>32,12</text:p>
          </table:table-cell>
          <table:table-cell office:value-type="float" office:value="1.83880041537887">
            <text:p>1,84</text:p>
          </table:table-cell>
          <table:table-cell office:value-type="float" office:value="11.5185601985123">
            <text:p>11,52</text:p>
          </table:table-cell>
          <table:table-cell office:value-type="float" office:value="18.3433650565349">
            <text:p>18,34</text:p>
          </table:table-cell>
          <table:table-cell table:number-columns-repeated="2"/>
        </table:table-row>
        <table:table-row table:style-name="ro1">
          <table:table-cell office:value-type="string">
            <text:p>Doovos</text:p>
          </table:table-cell>
          <table:table-cell office:value-type="string">
            <text:p>0.2.20</text:p>
          </table:table-cell>
          <table:table-cell office:value-type="string">
            <text:p>Hotspot32</text:p>
          </table:table-cell>
          <table:table-cell office:value-type="string">
            <text:p>1L</text:p>
          </table:table-cell>
          <table:table-cell office:value-type="string">
            <text:p>JJIT</text:p>
          </table:table-cell>
          <table:table-cell table:formula="of:=CONCATENATE([.A40];&quot;-&quot;;[.B40];&quot;-&quot;;[.C40];&quot;-&quot;;[.D40];&quot;-&quot;;[.E40])" office:value-type="string" office:string-value="Doovos-0.2.20-Hotspot32-1L-JJIT">
            <text:p>Doovos-0.2.20-Hotspot32-1L-JJIT</text:p>
          </table:table-cell>
          <table:table-cell table:formula="of:=[.$H$4]/[.H40]" office:value-type="float" office:value="39.498546472361">
            <text:p>39,5</text:p>
          </table:table-cell>
          <table:table-cell office:value-type="float" office:value="15.5958673015761">
            <text:p>15,6</text:p>
          </table:table-cell>
          <table:table-cell office:value-type="float" office:value="12.5074627079012">
            <text:p>12,51</text:p>
          </table:table-cell>
          <table:table-cell office:value-type="float" office:value="33.7352073535205">
            <text:p>33,74</text:p>
          </table:table-cell>
          <table:table-cell office:value-type="float" office:value="1.81257725363408">
            <text:p>1,81</text:p>
          </table:table-cell>
          <table:table-cell office:value-type="float" office:value="11.2188440819559">
            <text:p>11,22</text:p>
          </table:table-cell>
          <table:table-cell office:value-type="float" office:value="18.705245110869">
            <text:p>18,71</text:p>
          </table:table-cell>
          <table:table-cell table:number-columns-repeated="2"/>
        </table:table-row>
        <table:table-row table:style-name="ro1">
          <table:table-cell office:value-type="string">
            <text:p>Doovos</text:p>
          </table:table-cell>
          <table:table-cell office:value-type="string">
            <text:p>0.2.21</text:p>
          </table:table-cell>
          <table:table-cell office:value-type="string">
            <text:p>Hotspot32</text:p>
          </table:table-cell>
          <table:table-cell office:value-type="string">
            <text:p>1L</text:p>
          </table:table-cell>
          <table:table-cell office:value-type="string">
            <text:p>JJIT_RUN1</text:p>
          </table:table-cell>
          <table:table-cell table:formula="of:=CONCATENATE([.A41];&quot;-&quot;;[.B41];&quot;-&quot;;[.C41];&quot;-&quot;;[.D41];&quot;-&quot;;[.E41])" office:value-type="string" office:string-value="Doovos-0.2.21-Hotspot32-1L-JJIT_RUN1">
            <text:p>Doovos-0.2.21-Hotspot32-1L-JJIT_RUN1</text:p>
          </table:table-cell>
          <table:table-cell table:formula="of:=[.$H$4]/[.H41]" office:value-type="float" office:value="39.502858238738">
            <text:p>39,5</text:p>
          </table:table-cell>
          <table:table-cell office:value-type="float" office:value="15.5941650010528">
            <text:p>15,59</text:p>
          </table:table-cell>
          <table:table-cell office:value-type="float" office:value="11.9376960539104">
            <text:p>11,94</text:p>
          </table:table-cell>
          <table:table-cell office:value-type="float" office:value="33.4540808862305">
            <text:p>33,45</text:p>
          </table:table-cell>
          <table:table-cell office:value-type="float" office:value="1.65065084181796">
            <text:p>1,65</text:p>
          </table:table-cell>
          <table:table-cell office:value-type="float" office:value="11.8210681138847">
            <text:p>11,82</text:p>
          </table:table-cell>
          <table:table-cell office:value-type="float" office:value="19.1073291094203">
            <text:p>19,11</text:p>
          </table:table-cell>
          <table:table-cell table:number-columns-repeated="2"/>
        </table:table-row>
        <table:table-row table:style-name="ro1">
          <table:table-cell office:value-type="string">
            <text:p>Doovos</text:p>
          </table:table-cell>
          <table:table-cell office:value-type="string">
            <text:p>0.2.21</text:p>
          </table:table-cell>
          <table:table-cell office:value-type="string">
            <text:p>Hotspot32</text:p>
          </table:table-cell>
          <table:table-cell office:value-type="string">
            <text:p>1L</text:p>
          </table:table-cell>
          <table:table-cell office:value-type="string">
            <text:p>JJIT</text:p>
          </table:table-cell>
          <table:table-cell table:formula="of:=CONCATENATE([.A42];&quot;-&quot;;[.B42];&quot;-&quot;;[.C42];&quot;-&quot;;[.D42];&quot;-&quot;;[.E42])" office:value-type="string" office:string-value="Doovos-0.2.21-Hotspot32-1L-JJIT">
            <text:p>Doovos-0.2.21-Hotspot32-1L-JJIT</text:p>
          </table:table-cell>
          <table:table-cell table:formula="of:=[.$H$4]/[.H42]" office:value-type="float" office:value="38.1987175209439">
            <text:p>38,2</text:p>
          </table:table-cell>
          <table:table-cell office:value-type="float" office:value="16.1265646955379">
            <text:p>16,13</text:p>
          </table:table-cell>
          <table:table-cell office:value-type="float" office:value="12.4959926967">
            <text:p>12,5</text:p>
          </table:table-cell>
          <table:table-cell office:value-type="float" office:value="34.1078117575771">
            <text:p>34,11</text:p>
          </table:table-cell>
          <table:table-cell office:value-type="float" office:value="1.86413511111111">
            <text:p>1,86</text:p>
          </table:table-cell>
          <table:table-cell office:value-type="float" office:value="12.1147587967005">
            <text:p>12,11</text:p>
          </table:table-cell>
          <table:table-cell office:value-type="float" office:value="20.0501251156007">
            <text:p>20,05</text:p>
          </table:table-cell>
          <table:table-cell table:number-columns-repeated="2"/>
        </table:table-row>
        <table:table-row table:style-name="ro1">
          <table:table-cell office:value-type="string">
            <text:p>Doovos</text:p>
          </table:table-cell>
          <table:table-cell office:value-type="string">
            <text:p>0.2.22</text:p>
          </table:table-cell>
          <table:table-cell office:value-type="string">
            <text:p>Hotspot64</text:p>
          </table:table-cell>
          <table:table-cell office:value-type="string">
            <text:p>1L</text:p>
          </table:table-cell>
          <table:table-cell office:value-type="string">
            <text:p>JJIT</text:p>
          </table:table-cell>
          <table:table-cell table:formula="of:=CONCATENATE([.A43];&quot;-&quot;;[.B43];&quot;-&quot;;[.C43];&quot;-&quot;;[.D43];&quot;-&quot;;[.E43])" office:value-type="string" office:string-value="Doovos-0.2.22-Hotspot64-1L-JJIT">
            <text:p>Doovos-0.2.22-Hotspot64-1L-JJIT</text:p>
          </table:table-cell>
          <table:table-cell table:formula="of:=[.$H$5]/[.H43]" office:value-type="float" office:value="37.7466725980707">
            <text:p>37,75</text:p>
          </table:table-cell>
          <table:table-cell office:value-type="float" office:value="31.7218387962077">
            <text:p>31,72</text:p>
          </table:table-cell>
          <table:table-cell office:value-type="float" office:value="24.5750773641525">
            <text:p>24,58</text:p>
          </table:table-cell>
          <table:table-cell office:value-type="float" office:value="73.8863064689468">
            <text:p>73,89</text:p>
          </table:table-cell>
          <table:table-cell office:value-type="float" office:value="2.85910291628274">
            <text:p>2,86</text:p>
          </table:table-cell>
          <table:table-cell office:value-type="float" office:value="22.2729746043373">
            <text:p>22,27</text:p>
          </table:table-cell>
          <table:table-cell office:value-type="float" office:value="35.0157326273195">
            <text:p>35,02</text:p>
          </table:table-cell>
          <table:table-cell table:number-columns-repeated="2"/>
        </table:table-row>
        <table:table-row table:style-name="ro2">
          <table:table-cell office:value-type="string">
            <text:p>Doovos</text:p>
          </table:table-cell>
          <table:table-cell office:value-type="string">
            <text:p>0.2.23</text:p>
          </table:table-cell>
          <table:table-cell office:value-type="string">
            <text:p>Hotspot64</text:p>
          </table:table-cell>
          <table:table-cell office:value-type="string">
            <text:p>1L</text:p>
          </table:table-cell>
          <table:table-cell office:value-type="string">
            <text:p>JJIT</text:p>
          </table:table-cell>
          <table:table-cell table:formula="of:=CONCATENATE([.A44];&quot;-&quot;;[.B44];&quot;-&quot;;[.C44];&quot;-&quot;;[.D44];&quot;-&quot;;[.E44])" office:value-type="string" office:string-value="Doovos-0.2.23-Hotspot64-1L-JJIT">
            <text:p>Doovos-0.2.23-Hotspot64-1L-JJIT</text:p>
          </table:table-cell>
          <table:table-cell table:formula="of:=[.$H$5]/[.H44]" office:value-type="float" office:value="34.3396574557947">
            <text:p>34,34</text:p>
          </table:table-cell>
          <table:table-cell office:value-type="float" office:value="34.869126600655">
            <text:p>34,87</text:p>
          </table:table-cell>
          <table:table-cell office:value-type="float" office:value="30.1646498942527">
            <text:p>30,16</text:p>
          </table:table-cell>
          <table:table-cell office:value-type="float" office:value="84.7534747900712">
            <text:p>84,75</text:p>
          </table:table-cell>
          <table:table-cell office:value-type="float" office:value="3.34340685115887">
            <text:p>3,34</text:p>
          </table:table-cell>
          <table:table-cell office:value-type="float" office:value="23.662621861881">
            <text:p>23,66</text:p>
          </table:table-cell>
          <table:table-cell office:value-type="float" office:value="32.4214796059112">
            <text:p>32,42</text:p>
          </table:table-cell>
          <table:table-cell table:number-columns-repeated="2"/>
        </table:table-row>
        <table:table-row table:style-name="ro2">
          <table:table-cell office:value-type="string">
            <text:p>Doovos</text:p>
          </table:table-cell>
          <table:table-cell office:value-type="string">
            <text:p>0.2.24</text:p>
          </table:table-cell>
          <table:table-cell office:value-type="string">
            <text:p>Hotspot64</text:p>
          </table:table-cell>
          <table:table-cell office:value-type="string">
            <text:p>1L</text:p>
          </table:table-cell>
          <table:table-cell office:value-type="string">
            <text:p>JJIT</text:p>
          </table:table-cell>
          <table:table-cell table:formula="of:=CONCATENATE([.A45];&quot;-&quot;;[.B45];&quot;-&quot;;[.C45];&quot;-&quot;;[.D45];&quot;-&quot;;[.E45])" office:value-type="string" office:string-value="Doovos-0.2.24-Hotspot64-1L-JJIT">
            <text:p>Doovos-0.2.24-Hotspot64-1L-JJIT</text:p>
          </table:table-cell>
          <table:table-cell table:formula="of:=[.$H$5]/[.H45]" office:value-type="float" office:value="32.1732778722079">
            <text:p>32,17</text:p>
          </table:table-cell>
          <table:table-cell office:value-type="float" office:value="37.2170304811736">
            <text:p>37,22</text:p>
          </table:table-cell>
          <table:table-cell office:value-type="float" office:value="33.2972029168744">
            <text:p>33,3</text:p>
          </table:table-cell>
          <table:table-cell office:value-type="float" office:value="88.9801900526612">
            <text:p>88,98</text:p>
          </table:table-cell>
          <table:table-cell office:value-type="float" office:value="3.44359918949745">
            <text:p>3,44</text:p>
          </table:table-cell>
          <table:table-cell office:value-type="float" office:value="24.7492451408348">
            <text:p>24,75</text:p>
          </table:table-cell>
          <table:table-cell office:value-type="float" office:value="35.6149151060001">
            <text:p>35,6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CONCATENATE([.A46];&quot;-&quot;;[.B46];&quot;-&quot;;[.C46];&quot;-&quot;;[.D46];&quot;-&quot;;[.E46])" office:value-type="string" office:string-value="----">
            <text:p>----</text:p>
          </table:table-cell>
          <table:table-cell table:formula="of:=[.$H$5]/[.H46]" office:value-type="float" office:value="0">
            <text:p>#DIV/0 !</text:p>
          </table:table-cell>
          <table:table-cell/>
          <table:table-cell table:number-columns-repeated="7"/>
        </table:table-row>
        <table:table-row table:style-name="ro1">
          <table:table-cell table:number-columns-repeated="5"/>
          <table:table-cell table:formula="of:=CONCATENATE([.A47];&quot;-&quot;;[.B47];&quot;-&quot;;[.C47];&quot;-&quot;;[.D47];&quot;-&quot;;[.E47])" office:value-type="string" office:string-value="----">
            <text:p>----</text:p>
          </table:table-cell>
          <table:table-cell table:formula="of:=[.$H$5]/[.H47]" office:value-type="float" office:value="0">
            <text:p>#DIV/0 !</text:p>
          </table:table-cell>
          <table:table-cell/>
          <table:table-cell table:number-columns-repeated="7"/>
        </table:table-row>
        <table:table-row table:style-name="ro1">
          <table:table-cell table:number-columns-repeated="5"/>
          <table:table-cell table:formula="of:=CONCATENATE([.A48];&quot;-&quot;;[.B48];&quot;-&quot;;[.C48];&quot;-&quot;;[.D48];&quot;-&quot;;[.E48])" office:value-type="string" office:string-value="----">
            <text:p>----</text:p>
          </table:table-cell>
          <table:table-cell table:formula="of:=[.$H$5]/[.H48]" office:value-type="float" office:value="0">
            <text:p>#DIV/0 !</text:p>
          </table:table-cell>
          <table:table-cell/>
          <table:table-cell table:number-columns-repeated="7"/>
        </table:table-row>
        <table:table-row table:style-name="ro1">
          <table:table-cell table:number-columns-repeated="5"/>
          <table:table-cell table:formula="of:=CONCATENATE([.A49];&quot;-&quot;;[.B49];&quot;-&quot;;[.C49];&quot;-&quot;;[.D49];&quot;-&quot;;[.E49])" office:value-type="string" office:string-value="----">
            <text:p>----</text:p>
          </table:table-cell>
          <table:table-cell table:formula="of:=[.$H$5]/[.H49]" office:value-type="float" office:value="0">
            <text:p>#DIV/0 !</text:p>
          </table:table-cell>
          <table:table-cell/>
          <table:table-cell table:number-columns-repeated="7"/>
        </table:table-row>
        <table:table-row table:style-name="ro1">
          <table:table-cell table:number-columns-repeated="4"/>
          <table:table-cell>
            <draw:frame table:end-cell-address="'Doovos IDX'.I70" table:end-x="1.022cm" table:end-y="0.113cm" draw:z-index="2" draw:style-name="gr1" svg:width="15.994cm" svg:height="8.997cm" svg:x="1.295cm" svg:y="0.113cm">
              <draw:object draw:notify-on-update-of-ranges="'Doovos IDX'.G24:'Doovos IDX'.G24 'Doovos IDX'.G25:'Doovos IDX'.G6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formula="of:=CONCATENATE([.A50];&quot;-&quot;;[.B50];&quot;-&quot;;[.C50];&quot;-&quot;;[.D50];&quot;-&quot;;[.E50])" office:value-type="string" office:string-value="----">
            <text:p>----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>
            <draw:frame table:end-cell-address="'Doovos IDX'.O74" table:end-x="1.205cm" table:end-y="0.006cm" draw:z-index="1" draw:style-name="gr1" svg:width="17.308cm" svg:height="9.536cm" svg:x="0.363cm" svg:y="0.367cm">
              <draw:object draw:notify-on-update-of-ranges="'Doovos IDX'.F25:'Doovos IDX'.F49 'Doovos IDX'.H24:'Doovos IDX'.H24 'Doovos IDX'.H25:'Doovos IDX'.H4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21">
          <table:table-cell table:number-columns-repeated="15"/>
        </table:table-row>
        <table:table-row table:style-name="ro1">
          <table:table-cell>
            <draw:frame table:end-cell-address="'Doovos IDX'.I92" table:end-x="1.565cm" table:end-y="0.009cm" draw:z-index="0" draw:style-name="gr1" svg:width="25.681cm" svg:height="7.699cm" svg:x="0.148cm" svg:y="0.408cm">
              <draw:object draw:notify-on-update-of-ranges="'Doovos IDX'.I24:'Doovos IDX'.M24 'Doovos IDX'.H4:'Doovos IDX'.H4 'Doovos IDX'.I4:'Doovos IDX'.M4 'Doovos IDX'.F15:'Doovos IDX'.F15 'Doovos IDX'.I15:'Doovos IDX'.M15 'Doovos IDX'.F16:'Doovos IDX'.F16 'Doovos IDX'.I16:'Doovos IDX'.M16 'Doovos IDX'.F17:'Doovos IDX'.F17 'Doovos IDX'.I17:'Doovos IDX'.M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</table:table>
      <table:table table:name="Feuille2" table:style-name="ta1" table:print="false">
        <table:table-column table:style-name="co13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Doovos optio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IDX</text:p>
          </table:table-cell>
          <table:table-cell office:value-type="string">
            <text:p>interpreter idx</text:p>
          </table:table-cell>
          <table:table-cell table:number-columns-repeated="4"/>
          <table:table-cell office:value-type="string">
            <text:p>0.2.5</text:p>
          </table:table-cell>
          <table:table-cell office:value-type="string">
            <text:p>optimisation du schedular, utilisation de Executor pour mnimiser la création des threads</text:p>
            <text:p>Minimiser l'acc_s à checkBloced, une fois le thread est bloqué, le thread est terminé, un nouveau thread est lancé apèrs évenement de changement de status</text:p>
          </table:table-cell>
        </table:table-row>
        <table:table-row table:style-name="ro1">
          <table:table-cell table:number-columns-repeated="6"/>
          <table:table-cell office:value-type="string">
            <text:p>0.2.6</text:p>
          </table:table-cell>
          <table:table-cell office:value-type="string">
            <text:p>optimisation du memory manager (slab allocator), ajout des fonction get/setFieldInt/Long... pour mise à jour partielle d'une zone mémoire d'un objet</text:p>
          </table:table-cell>
        </table:table-row>
        <table:table-row table:style-name="ro1">
          <table:table-cell table:number-columns-repeated="6"/>
          <table:table-cell office:value-type="string">
            <text:p>0.2.7</text:p>
          </table:table-cell>
          <table:table-cell office:value-type="string">
            <text:p>appel de Doovos.getMemoryManager au lieu de env.getMEmorySegment à cause d'un bug dans getProcess (segment de memoire partagé entre deux processes</text:p>
          </table:table-cell>
        </table:table-row>
        <table:table-row table:style-name="ro1">
          <table:table-cell table:number-columns-repeated="6"/>
          <table:table-cell office:value-type="string">
            <text:p>0.2.8</text:p>
          </table:table-cell>
          <table:table-cell office:value-type="string">
            <text:p>ajout d'attribut memorySegment dans Kreference, minimisation de la création de Kréférence, remplacement de allocNAtive par des allocNativeInt/Long</text:p>
          </table:table-cell>
        </table:table-row>
        <table:table-row table:style-name="ro1">
          <table:table-cell table:number-columns-repeated="6"/>
          <table:table-cell office:value-type="string">
            <text:p>0.2.9</text:p>
          </table:table-cell>
          <table:table-cell office:value-type="string">
            <text:p>indexOfZero commene de la dernière position et non plus à partir de zeros, ajout de quelques champs caches (cache.size=&gt;cacheSize dans Slab, etc...)</text:p>
          </table:table-cell>
        </table:table-row>
        <table:table-row table:style-name="ro1">
          <table:table-cell table:number-columns-repeated="6"/>
          <table:table-cell office:value-type="string">
            <text:p>0.2.10</text:p>
          </table:table-cell>
          <table:table-cell office:value-type="string">
            <text:p>optimisation du byte code classloader, enlever les classes Info intermédiaires</text:p>
          </table:table-cell>
        </table:table-row>
        <table:table-row table:style-name="ro1">
          <table:table-cell table:number-columns-repeated="6"/>
          <table:table-cell office:value-type="string">
            <text:p>0.2.11</text:p>
          </table:table-cell>
          <table:table-cell office:value-type="string">
            <text:p>Mauvais : dissocier le classdef du classref, bien : écriture directe sur le segment</text:p>
          </table:table-cell>
        </table:table-row>
        <table:table-row table:style-name="ro1">
          <table:table-cell table:number-columns-repeated="6"/>
          <table:table-cell office:value-type="string">
            <text:p>0.2.12</text:p>
          </table:table-cell>
          <table:table-cell office:value-type="string">
            <text:p>Ok : optimisation du memorymanagement (allocString), optimisation de attributs dans interpreteur default</text:p>
          </table:table-cell>
        </table:table-row>
        <table:table-row table:style-name="ro1">
          <table:table-cell table:number-columns-repeated="6"/>
          <table:table-cell office:value-type="string">
            <text:p>0.2.13</text:p>
          </table:table-cell>
          <table:table-cell office:value-type="string">
            <text:p>Ok : optimisation du memory manager, limiter acces à getPrivatePointer (inlined)</text:p>
          </table:table-cell>
        </table:table-row>
        <table:table-row table:style-name="ro1">
          <table:table-cell table:number-columns-repeated="6"/>
          <table:table-cell office:value-type="string">
            <text:p>0.2.14</text:p>
          </table:table-cell>
          <table:table-cell office:value-type="string">
            <text:p>ok, enlever partiellement les pool dans memory manager, enlever classstatus et donc framelistener (set initializable à l'entree de clinit)</text:p>
          </table:table-cell>
        </table:table-row>
        <table:table-row table:style-name="ro1">
          <table:table-cell table:number-columns-repeated="6"/>
          <table:table-cell office:value-type="string">
            <text:p>0.2.15</text:p>
          </table:table-cell>
          <table:table-cell office:value-type="string">
            <text:p>récriture de shell et appels shell, coorrection quelques anomalies</text:p>
          </table:table-cell>
        </table:table-row>
      </table:table>
      <table:table table:name="Feuille3" table:style-name="ta1" table:print="false">
        <table:table-column table:style-name="co13" table:default-cell-style-name="Default"/>
        <table:table-row table:style-name="ro4">
          <table:table-cell/>
        </table:table-row>
      </table:table>
      <table:table table:name="Feuille4" table:style-name="ta1" table:print="false">
        <table:table-column table:style-name="co1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6">26/07/2011</text:date>, <text:time>00:0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07T15:28:42</meta:creation-date>
    <meta:generator>LibreOffice/3.3$Unix LibreOffice_project/330m19$Build-8</meta:generator>
    <dc:date>2011-07-26T00:04:57</dc:date>
    <meta:editing-duration>P1DT17H21M1S</meta:editing-duration>
    <meta:editing-cycles>61</meta:editing-cycles>
    <meta:document-statistic meta:table-count="4" meta:cell-count="4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82cm" svg:height="7.7cm" xlink:href=".." xlink:type="simple" chart:class="chart:line" chart:style-name="ch1">
        <chart:title svg:x="11.289cm" svg:y="0.29cm" chart:style-name="ch2">
          <text:p>Best/Worst/Ref</text:p>
        </chart:title>
        <chart:legend chart:legend-position="end" svg:x="23.431cm" svg:y="3.072cm" chart:style-name="ch3"/>
        <chart:plot-area chart:style-name="ch4" table:cell-range-address="'Doovos IDX'.I24:'Doovos IDX'.M24 'Doovos IDX'.H4:'Doovos IDX'.M4 'Doovos IDX'.F15:'Doovos IDX'.F17 'Doovos IDX'.I15:'Doovos IDX'.M17" chart:data-source-has-labels="both" svg:x="1.524cm" svg:y="1.531cm" svg:width="20.881cm" svg:height="5.034cm">
          <chartooo:coordinate-region svg:x="2.41cm" svg:y="1.691cm" svg:width="19.12cm" svg:height="4.306cm"/>
          <chart:axis chart:dimension="x" chart:name="primary-x" chart:style-name="ch5">
            <chart:title svg:x="11.444cm" svg:y="6.719cm" chart:style-name="ch6">
              <text:p>Bench</text:p>
            </chart:title>
            <chart:categories table:cell-range-address="'Doovos IDX'.I24:'Doovos IDX'.M24"/>
            <chart:grid chart:style-name="ch7" chart:class="major"/>
          </chart:axis>
          <chart:axis chart:dimension="y" chart:name="primary-y" chart:style-name="ch5">
            <chart:title svg:x="0.451cm" svg:y="4.529cm" chart:style-name="ch8">
              <text:p>Score</text:p>
            </chart:title>
            <chart:grid chart:style-name="ch7" chart:class="major"/>
          </chart:axis>
          <chart:series chart:style-name="ch9" chart:values-cell-range-address="'Doovos IDX'.I4:'Doovos IDX'.M4" chart:label-cell-address="'Doovos IDX'.H4:'Doovos IDX'.H4" chart:class="chart:line">
            <chart:data-point chart:repeated="5"/>
          </chart:series>
          <chart:series chart:style-name="ch10" chart:values-cell-range-address="'Doovos IDX'.I15:'Doovos IDX'.M15" chart:label-cell-address="'Doovos IDX'.F15:'Doovos IDX'.F15" chart:class="chart:line">
            <chart:data-point chart:repeated="5"/>
          </chart:series>
          <chart:series chart:style-name="ch11" chart:values-cell-range-address="'Doovos IDX'.I16:'Doovos IDX'.M16" chart:label-cell-address="'Doovos IDX'.F16:'Doovos IDX'.F16" chart:class="chart:line">
            <chart:data-point chart:repeated="5"/>
          </chart:series>
          <chart:series chart:style-name="ch12" chart:values-cell-range-address="'Doovos IDX'.I17:'Doovos IDX'.M17" chart:label-cell-address="'Doovos IDX'.F17:'Doovos IDX'.F17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FT (1024)</text:p>
                <draw:g>
                  <svg:desc>'Doovos IDX'.I24:'Doovos IDX'.M24</svg:desc>
                </draw:g>
              </table:table-cell>
              <table:table-cell office:value-type="string">
                <text:p>SOR (100x100)</text:p>
              </table:table-cell>
              <table:table-cell office:value-type="string">
                <text:p>Monte Carlo</text:p>
              </table:table-cell>
              <table:table-cell office:value-type="string">
                <text:p>Sparse matmult (N=1000, nz=5000)</text:p>
              </table:table-cell>
              <table:table-cell office:value-type="string">
                <text:p>LU (100x100)</text:p>
              </table:table-cell>
            </table:table-row>
          </table:table-header-rows>
          <table:table-rows>
            <table:table-row>
              <table:table-cell office:value-type="string">
                <text:p>616,01</text:p>
                <draw:g>
                  <svg:desc>'Doovos IDX'.H4:'Doovos IDX'.H4</svg:desc>
                </draw:g>
              </table:table-cell>
              <table:table-cell office:value-type="float" office:value="397.86512541419">
                <text:p>397.86512541419</text:p>
                <draw:g>
                  <svg:desc>'Doovos IDX'.I4:'Doovos IDX'.M4</svg:desc>
                </draw:g>
              </table:table-cell>
              <table:table-cell office:value-type="float" office:value="807.947595683517">
                <text:p>807.947595683517</text:p>
              </table:table-cell>
              <table:table-cell office:value-type="float" office:value="246.950738673747">
                <text:p>246.950738673747</text:p>
              </table:table-cell>
              <table:table-cell office:value-type="float" office:value="448.2626500975">
                <text:p>448.2626500975</text:p>
              </table:table-cell>
              <table:table-cell office:value-type="float" office:value="1179.04433707144">
                <text:p>1179.04433707144</text:p>
              </table:table-cell>
            </table:table-row>
            <table:table-row>
              <table:table-cell office:value-type="string">
                <text:p>Target---1L-</text:p>
                <draw:g>
                  <svg:desc>'Doovos IDX'.F15:'Doovos IDX'.F15</svg:desc>
                </draw:g>
              </table:table-cell>
              <table:table-cell office:value-type="float" office:value="19.8932562707095">
                <text:p>19.8932562707095</text:p>
                <draw:g>
                  <svg:desc>'Doovos IDX'.I15:'Doovos IDX'.M15</svg:desc>
                </draw:g>
              </table:table-cell>
              <table:table-cell office:value-type="float" office:value="40.3973797841759">
                <text:p>40.3973797841759</text:p>
              </table:table-cell>
              <table:table-cell office:value-type="float" office:value="12.3475369336873">
                <text:p>12.3475369336873</text:p>
              </table:table-cell>
              <table:table-cell office:value-type="float" office:value="22.413132504875">
                <text:p>22.413132504875</text:p>
              </table:table-cell>
              <table:table-cell office:value-type="float" office:value="58.952216853572">
                <text:p>58.952216853572</text:p>
              </table:table-cell>
            </table:table-row>
            <table:table-row>
              <table:table-cell office:value-type="string">
                <text:p>Best---1L-</text:p>
                <draw:g>
                  <svg:desc>'Doovos IDX'.F16:'Doovos IDX'.F16</svg:desc>
                </draw:g>
              </table:table-cell>
              <table:table-cell office:value-type="float" office:value="33.2972029168744">
                <text:p>33.2972029168744</text:p>
                <draw:g>
                  <svg:desc>'Doovos IDX'.I16:'Doovos IDX'.M16</svg:desc>
                </draw:g>
              </table:table-cell>
              <table:table-cell office:value-type="float" office:value="88.9801900526612">
                <text:p>88.9801900526612</text:p>
              </table:table-cell>
              <table:table-cell office:value-type="float" office:value="3.44359918949745">
                <text:p>3.44359918949745</text:p>
              </table:table-cell>
              <table:table-cell office:value-type="float" office:value="24.7492451408348">
                <text:p>24.7492451408348</text:p>
              </table:table-cell>
              <table:table-cell office:value-type="float" office:value="35.6149151060001">
                <text:p>35.6149151060001</text:p>
              </table:table-cell>
            </table:table-row>
            <table:table-row>
              <table:table-cell office:value-type="string">
                <text:p>Worst---1L-</text:p>
                <draw:g>
                  <svg:desc>'Doovos IDX'.F17:'Doovos IDX'.F17</svg:desc>
                </draw:g>
              </table:table-cell>
              <table:table-cell office:value-type="float" office:value="0.324079174454735">
                <text:p>0.324079174454735</text:p>
                <draw:g>
                  <svg:desc>'Doovos IDX'.I17:'Doovos IDX'.M17</svg:desc>
                </draw:g>
              </table:table-cell>
              <table:table-cell office:value-type="float" office:value="1.05837570474018">
                <text:p>1.05837570474018</text:p>
              </table:table-cell>
              <table:table-cell office:value-type="float" office:value="0.0482414426322955">
                <text:p>0.0482414426322955</text:p>
              </table:table-cell>
              <table:table-cell office:value-type="float" office:value="0.540540533574329">
                <text:p>0.540540533574329</text:p>
              </table:table-cell>
              <table:table-cell office:value-type="float" office:value="0.593780161220369">
                <text:p>0.593780161220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5" chart:maximum="40" chart:interval-major="1" chart:interval-minor-divis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8.998cm" xlink:href=".." xlink:type="simple" chart:class="chart:bar" chart:style-name="ch1">
        <chart:legend chart:legend-position="end" svg:x="12.884cm" svg:y="4.204cm" chart:style-name="ch2"/>
        <chart:plot-area chart:style-name="ch3" table:cell-range-address="'Doovos IDX'.G24:'Doovos IDX'.G64" chart:data-source-has-labels="row" svg:x="0.769cm" svg:y="0.851cm" svg:width="11.477cm" svg:height="7.548cm">
          <chartooo:coordinate-region svg:x="1.39cm" svg:y="1.05cm" svg:width="10.803cm" svg:height="6.3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oovos IDX'.G25:'Doovos IDX'.G64" chart:label-cell-address="'Doovos IDX'.G24:'Doovos IDX'.G24" chart:class="chart:ba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tspot/current</text:p>
                <draw:g>
                  <svg:desc>'Doovos IDX'.G24:'Doovos IDX'.G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8.572727439347">
                <text:p>858.572727439347</text:p>
                <draw:g>
                  <svg:desc>'Doovos IDX'.G25:'Doovos IDX'.G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.79922549473">
                <text:p>1200.79922549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3.895790282776">
                <text:p>393.8957902827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6.383283623647">
                <text:p>406.383283623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5.269008208275">
                <text:p>395.269008208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2.133836118336">
                <text:p>852.133836118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7.493716119019">
                <text:p>367.493716119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1.720292265181">
                <text:p>361.7202922651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8.340238017699">
                <text:p>348.340238017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3.039156124">
                <text:p>333.0391561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9.200630199473">
                <text:p>309.200630199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5.979615389616">
                <text:p>305.9796153896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6.473755287904">
                <text:p>326.473755287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.782548344953">
                <text:p>135.7825483449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842864869323">
                <text:p>40.8428648693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498546472361">
                <text:p>39.4985464723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502858238738">
                <text:p>39.502858238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.1987175209439">
                <text:p>38.19871752094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7466725980707">
                <text:p>37.74667259807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3396574557947">
                <text:p>34.33965745579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1732778722079">
                <text:p>32.17327787220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309cm" svg:height="9.537cm" xlink:href=".." xlink:type="simple" chart:class="chart:line" chart:style-name="ch1">
        <chart:legend chart:legend-position="end" svg:x="14.449cm" svg:y="4.531cm" chart:style-name="ch2"/>
        <chart:plot-area chart:style-name="ch3" table:cell-range-address="'Doovos IDX'.F25:'Doovos IDX'.F49 'Doovos IDX'.H24:'Doovos IDX'.H49" chart:data-source-has-labels="both" svg:x="0.796cm" svg:y="0.895cm" svg:width="12.961cm" svg:height="8.032cm">
          <chartooo:coordinate-region svg:x="2.834cm" svg:y="1.055cm" svg:width="10.71cm" svg:height="6.985cm"/>
          <chart:axis chart:dimension="x" chart:name="primary-x" chart:style-name="ch4">
            <chart:categories table:cell-range-address="'Doovos IDX'.F25:'Doovos IDX'.F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oovos IDX'.H25:'Doovos IDX'.H49" chart:label-cell-address="'Doovos IDX'.H24:'Doovos IDX'.H24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osite Score</text:p>
                <draw:g>
                  <svg:desc>'Doovos IDX'.H24:'Doovos IDX'.H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ovos-0.2.4-Hotspot32-1L-IDX</text:p>
                <draw:g>
                  <svg:desc>'Doovos IDX'.F25:'Doovos IDX'.F49</svg:desc>
                </draw:g>
              </table:table-cell>
              <table:table-cell office:value-type="float" office:value="0.717486206701804">
                <text:p>0.717486206701804</text:p>
                <draw:g>
                  <svg:desc>'Doovos IDX'.H25:'Doovos IDX'.H49</svg:desc>
                </draw:g>
              </table:table-cell>
            </table:table-row>
            <table:table-row>
              <table:table-cell office:value-type="string">
                <text:p>Doovos-0.2.4-Hotspot32-2L-IDX</text:p>
              </table:table-cell>
              <table:table-cell office:value-type="float" office:value="0.513003403324381">
                <text:p>0.513003403324381</text:p>
              </table:table-cell>
            </table:table-row>
            <table:table-row>
              <table:table-cell office:value-type="string">
                <text:p>Doovos-0.2.5-Hotspot32-1L-IDX</text:p>
              </table:table-cell>
              <table:table-cell office:value-type="float" office:value="1.56390117534855">
                <text:p>1.56390117534855</text:p>
              </table:table-cell>
            </table:table-row>
            <table:table-row>
              <table:table-cell office:value-type="string">
                <text:p>Doovos-0.2.5-Hotspot32-2L-IDX</text:p>
              </table:table-cell>
              <table:table-cell office:value-type="float" office:value="1.51584505124126">
                <text:p>1.51584505124126</text:p>
              </table:table-cell>
            </table:table-row>
            <table:table-row>
              <table:table-cell office:value-type="string">
                <text:p>Doovos-0.2.6-Hotspot32-1L-IDX</text:p>
              </table:table-cell>
              <table:table-cell office:value-type="float" office:value="1.55846797142135">
                <text:p>1.55846797142135</text:p>
              </table:table-cell>
            </table:table-row>
            <table:table-row>
              <table:table-cell office:value-type="string">
                <text:p>Doovos-0.2.7-Hotspot32-1L-IDX</text:p>
              </table:table-cell>
              <table:table-cell office:value-type="float" office:value="0.722907673980139">
                <text:p>0.722907673980139</text:p>
              </table:table-cell>
            </table:table-row>
            <table:table-row>
              <table:table-cell office:value-type="string">
                <text:p>Doovos-0.2.8-Hotspot32-1L-IDX</text:p>
              </table:table-cell>
              <table:table-cell office:value-type="float" office:value="1.67625747698111">
                <text:p>1.67625747698111</text:p>
              </table:table-cell>
            </table:table-row>
            <table:table-row>
              <table:table-cell office:value-type="string">
                <text:p>Doovos-0.2.9-Hotspot32-1L-IDX</text:p>
              </table:table-cell>
              <table:table-cell office:value-type="float" office:value="1.70301225162251">
                <text:p>1.70301225162251</text:p>
              </table:table-cell>
            </table:table-row>
            <table:table-row>
              <table:table-cell office:value-type="string">
                <text:p>Doovos-0.2.10-Hotspot32-1L-IDX</text:p>
              </table:table-cell>
              <table:table-cell office:value-type="float" office:value="1.76842644677983">
                <text:p>1.76842644677983</text:p>
              </table:table-cell>
            </table:table-row>
            <table:table-row>
              <table:table-cell office:value-type="string">
                <text:p>Doovos-0.2.12-Hotspot32-1L-IDX</text:p>
              </table:table-cell>
              <table:table-cell office:value-type="float" office:value="1.84967466455722">
                <text:p>1.84967466455722</text:p>
              </table:table-cell>
            </table:table-row>
            <table:table-row>
              <table:table-cell office:value-type="string">
                <text:p>Doovos-0.2.13-Hotspot32-1L-IDX</text:p>
              </table:table-cell>
              <table:table-cell office:value-type="float" office:value="1.99227954027996">
                <text:p>1.99227954027996</text:p>
              </table:table-cell>
            </table:table-row>
            <table:table-row>
              <table:table-cell office:value-type="string">
                <text:p>Doovos-0.2.14-Hotspot32-1L-IDX</text:p>
              </table:table-cell>
              <table:table-cell office:value-type="float" office:value="2.01325205472817">
                <text:p>2.01325205472817</text:p>
              </table:table-cell>
            </table:table-row>
            <table:table-row>
              <table:table-cell office:value-type="string">
                <text:p>Doovos-0.2.15-Hotspot32-1L-IDX</text:p>
              </table:table-cell>
              <table:table-cell office:value-type="float" office:value="1.8868716992116">
                <text:p>1.8868716992116</text:p>
              </table:table-cell>
            </table:table-row>
            <table:table-row>
              <table:table-cell office:value-type="string">
                <text:p>Doovos-0.2.16-Hotspot32-1L-JJIT</text:p>
              </table:table-cell>
              <table:table-cell office:value-type="float" office:value="4.53676924536066">
                <text:p>4.53676924536066</text:p>
              </table:table-cell>
            </table:table-row>
            <table:table-row>
              <table:table-cell office:value-type="string">
                <text:p>Doovos-0.2.20-Hotspot32-1L-JJIT_RUN1</text:p>
              </table:table-cell>
              <table:table-cell office:value-type="float" office:value="15.0825386847622">
                <text:p>15.0825386847622</text:p>
              </table:table-cell>
            </table:table-row>
            <table:table-row>
              <table:table-cell office:value-type="string">
                <text:p>Doovos-0.2.20-Hotspot32-1L-JJIT</text:p>
              </table:table-cell>
              <table:table-cell office:value-type="float" office:value="15.5958673015761">
                <text:p>15.5958673015761</text:p>
              </table:table-cell>
            </table:table-row>
            <table:table-row>
              <table:table-cell office:value-type="string">
                <text:p>Doovos-0.2.21-Hotspot32-1L-JJIT_RUN1</text:p>
              </table:table-cell>
              <table:table-cell office:value-type="float" office:value="15.5941650010528">
                <text:p>15.5941650010528</text:p>
              </table:table-cell>
            </table:table-row>
            <table:table-row>
              <table:table-cell office:value-type="string">
                <text:p>Doovos-0.2.21-Hotspot32-1L-JJIT</text:p>
              </table:table-cell>
              <table:table-cell office:value-type="float" office:value="16.1265646955379">
                <text:p>16.1265646955379</text:p>
              </table:table-cell>
            </table:table-row>
            <table:table-row>
              <table:table-cell office:value-type="string">
                <text:p>Doovos-0.2.22-Hotspot64-1L-JJIT</text:p>
              </table:table-cell>
              <table:table-cell office:value-type="float" office:value="31.7218387962077">
                <text:p>31.7218387962077</text:p>
              </table:table-cell>
            </table:table-row>
            <table:table-row>
              <table:table-cell office:value-type="string">
                <text:p>Doovos-0.2.23-Hotspot64-1L-JJIT</text:p>
              </table:table-cell>
              <table:table-cell office:value-type="float" office:value="34.869126600655">
                <text:p>34.869126600655</text:p>
              </table:table-cell>
            </table:table-row>
            <table:table-row>
              <table:table-cell office:value-type="string">
                <text:p>Doovos-0.2.24-Hotspot64-1L-JJIT</text:p>
              </table:table-cell>
              <table:table-cell office:value-type="float" office:value="37.2170304811736">
                <text:p>37.2170304811736</text:p>
              </table:table-cell>
            </table:table-row>
            <table:table-row>
              <table:table-cell office:value-type="string">
                <text:p>----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